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fo:color="#9876aa"/>
    </style:style>
    <style:style style:name="T6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fo:color="#ffc66d"/>
    </style:style>
    <style:style style:name="T8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10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12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13" style:family="text">
      <style:text-properties fo:font-size="10.00pt" fo:font-weight="normal" fo:font-family="Consolas" style:font-family-asian="Consolas" style:font-family-complex="Consolas" fo:background-color="transparent" fo:color="#9876aa"/>
    </style:style>
    <style:style style:name="T14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15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16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17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18" style:family="text">
      <style:text-properties fo:font-size="10.00pt" fo:font-weight="normal" fo:font-family="Consolas" style:font-family-asian="Consolas" style:font-family-complex="Consolas" fo:background-color="transparent" fo:color="#ffc66d"/>
    </style:style>
    <style:style style:name="T19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20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21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22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23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24" style:family="text">
      <style:text-properties fo:font-size="10.00pt" fo:font-weight="normal" fo:font-family="Consolas" style:font-family-asian="Consolas" style:font-family-complex="Consolas" fo:background-color="transparent" fo:color="#6897bb"/>
    </style:style>
    <style:style style:name="T25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26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27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28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29" style:family="text">
      <style:text-properties fo:font-size="10.00pt" fo:font-weight="normal" fo:font-family="Consolas" style:font-family-asian="Consolas" style:font-family-complex="Consolas" fo:background-color="transparent" fo:color="#6897bb"/>
    </style:style>
    <style:style style:name="T30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31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32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33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34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35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36" style:family="text">
      <style:text-properties fo:font-size="10.00pt" fo:font-weight="normal" fo:font-family="Consolas" style:font-family-asian="Consolas" style:font-family-complex="Consolas" fo:background-color="transparent" fo:color="#6897bb"/>
    </style:style>
    <style:style style:name="T37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38" style:family="text">
      <style:text-properties fo:font-size="10.00pt" fo:font-weight="normal" fo:font-family="Consolas" style:font-family-asian="Consolas" style:font-family-complex="Consolas" fo:background-color="transparent" fo:color="#9876aa"/>
    </style:style>
    <style:style style:name="T39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0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41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2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43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4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45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6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47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48" style:family="text">
      <style:text-properties fo:font-size="10.00pt" fo:font-weight="normal" fo:font-family="Consolas" style:font-family-asian="Consolas" style:font-family-complex="Consolas" fo:background-color="transparent" fo:color="#9876aa"/>
    </style:style>
    <style:style style:name="T49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50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51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52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53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54" style:family="text">
      <style:text-properties fo:font-size="10.00pt" fo:font-weight="normal" fo:font-family="Consolas" style:font-family-asian="Consolas" style:font-family-complex="Consolas" fo:background-color="transparent" fo:color="#ffc66d"/>
    </style:style>
    <style:style style:name="T55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56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57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58" style:family="text">
      <style:text-properties fo:font-size="10.00pt" fo:font-weight="normal" fo:font-family="Consolas" style:font-family-asian="Consolas" style:font-family-complex="Consolas" fo:background-color="transparent" fo:color="#6a8759"/>
    </style:style>
    <style:style style:name="T59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61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9876aa" fo:font-style="italic"/>
    </style:style>
    <style:style style:name="T63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64" style:family="text">
      <style:text-properties fo:font-size="10.00pt" fo:font-weight="normal" fo:font-family="Consolas" style:font-family-asian="Consolas" style:font-family-complex="Consolas" fo:background-color="transparent" fo:color="#6897bb"/>
    </style:style>
    <style:style style:name="T65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66" style:family="text">
      <style:text-properties fo:font-size="10.00pt" fo:font-weight="normal" fo:font-family="Consolas" style:font-family-asian="Consolas" style:font-family-complex="Consolas" fo:background-color="transparent" fo:color="#cc7832"/>
    </style:style>
    <style:style style:name="T67" style:family="text">
      <style:text-properties fo:font-size="10.00pt" fo:font-weight="normal" fo:font-family="Consolas" style:font-family-asian="Consolas" style:font-family-complex="Consolas" fo:background-color="transparent" fo:color="#a9b7c6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Student: Ardelean Andrei-Mircea</text:span></text:p>
      <text:p text:style-name="P1"><text:span text:style-name="T1">Grupa: 221</text:span></text:p>
      <text:p text:style-name="P1"><text:span text:style-name="T1">Email: andreiardelean37@gmail.com</text:span></text:p>
      <text:p text:style-name="P1"><text:span text:style-name="T1">Ce se afiseaza la rularea urmatorului cod? Explicati.</text:span><text:span text:style-name="T2"><text:line-break/><text:line-break/>class<text:s/></text:span><text:span text:style-name="T3">A{<text:line-break/><text:s text:c="4"/></text:span><text:span text:style-name="T4">int<text:s/></text:span><text:span text:style-name="T5">sum</text:span><text:span text:style-name="T6">;<text:line-break/><text:line-break/><text:s text:c="4"/>public<text:s/></text:span><text:span text:style-name="T7">A</text:span><text:span text:style-name="T8">(</text:span><text:span text:style-name="T9">int<text:s/></text:span><text:span text:style-name="T10">sum){<text:line-break/><text:s text:c="8"/></text:span><text:span text:style-name="T11">this</text:span><text:span text:style-name="T12">.</text:span><text:span text:style-name="T13">sum<text:s/></text:span><text:span text:style-name="T14">= sum</text:span><text:span text:style-name="T15">;<text:line-break/><text:s text:c="4"/></text:span><text:span text:style-name="T16">}<text:line-break/><text:line-break/><text:s text:c="4"/></text:span><text:span text:style-name="T17">int<text:s/></text:span><text:span text:style-name="T18">f</text:span><text:span text:style-name="T19">(</text:span><text:span text:style-name="T20">int<text:s/></text:span><text:span text:style-name="T21">x){<text:line-break/><text:s text:c="8"/></text:span><text:span text:style-name="T22">int<text:s/></text:span><text:span text:style-name="T23">i =<text:s/></text:span><text:span text:style-name="T24">0</text:span><text:span text:style-name="T25">;<text:line-break/><text:s text:c="8"/>for</text:span><text:span text:style-name="T26">(</text:span><text:span text:style-name="T27">int<text:s/></text:span><text:span text:style-name="T28">j =<text:s/></text:span><text:span text:style-name="T29">1</text:span><text:span text:style-name="T30">;<text:s/></text:span><text:span text:style-name="T31">j &lt;= x</text:span><text:span text:style-name="T32">;<text:s/></text:span><text:span text:style-name="T33">j++){<text:line-break/><text:s text:c="12"/></text:span><text:span text:style-name="T34">if</text:span><text:span text:style-name="T35">(x % j ==<text:s/></text:span><text:span text:style-name="T36">0</text:span><text:span text:style-name="T37">){<text:line-break/><text:s text:c="16"/></text:span><text:span text:style-name="T38">sum<text:s/></text:span><text:span text:style-name="T39">+= j</text:span><text:span text:style-name="T40">;<text:line-break/><text:s text:c="16"/></text:span><text:span text:style-name="T41">i++</text:span><text:span text:style-name="T42">;<text:line-break/><text:s text:c="12"/></text:span><text:span text:style-name="T43">}<text:line-break/><text:s text:c="12"/>i--</text:span><text:span text:style-name="T44">;<text:line-break/><text:s text:c="8"/></text:span><text:span text:style-name="T45">}<text:line-break/><text:s text:c="8"/></text:span><text:span text:style-name="T46">return this</text:span><text:span text:style-name="T47">.</text:span><text:span text:style-name="T48">sum</text:span><text:span text:style-name="T49">;<text:line-break/><text:s text:c="4"/></text:span><text:span text:style-name="T50">}<text:line-break/>}<text:line-break/><text:line-break/></text:span><text:span text:style-name="T51">public class<text:s/></text:span><text:span text:style-name="T52">Main {<text:line-break/><text:line-break/><text:s text:c="4"/></text:span><text:span text:style-name="T53">public static void<text:s/></text:span><text:span text:style-name="T54">main</text:span><text:span text:style-name="T55">(String[] args) {<text:line-break/><text:s text:c="8"/>A object =<text:s/></text:span><text:span text:style-name="T56">new<text:s/></text:span><text:span text:style-name="T57">A(</text:span><text:span text:style-name="T58">'0'</text:span><text:span text:style-name="T59">)</text:span><text:span text:style-name="T60">;<text:line-break/><text:s text:c="8"/></text:span><text:span text:style-name="T61">System.</text:span><text:span text:style-name="T62">out</text:span><text:span text:style-name="T63">.println(object.f(</text:span><text:span text:style-name="T64">10</text:span><text:span text:style-name="T65">))</text:span><text:span text:style-name="T66">;<text:line-break/><text:s text:c="4"/></text:span><text:span text:style-name="T67">}<text:line-break/>}<text:line-break/></text:span></text:p>
      <text:p text:style-name="P1"><text:span text:style-name="T68">Variante de raspuns:</text:span></text:p>
      <text:p text:style-name="P1"><text:span text:style-name="T68">a) 18</text:span></text:p>
      <text:p text:style-name="P1"><text:span text:style-name="T68">b) Eroare la crearea obiectului, parametrul dat fiind de tip 'char'</text:span></text:p>
      <text:p text:style-name="P1"><text:span text:style-name="T68">c) 66</text:span></text:p>
      <text:p text:style-name="P1"><text:span text:style-name="T68">d) '0'</text:span></text:p>
      <text:p text:style-name="P1"><text:span text:style-name="T68"/></text:p>
      <text:p text:style-name="P1"><text:span text:style-name="T68">Explicatii:</text:span></text:p>
      <text:p text:style-name="P1"><text:span text:style-name="T68">Rezultatul corect este c) 66, deoarece se creeaza un obiect de clasa A cu sum=48, acesta fiind codul ASCII al caracterului 0, nu int-ul 0, functia calculand apoi suma divizorilor numarului 10, adica 1+2+5+10=18 =&gt; 48+18=66. Rezolvarea necesita atentie sporita, studentul trebuind sa cunoasca atat codul ASCII, cat si<text:s text:c="2"/>clasele in Jav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